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ying to view Quick Start Guide in the "Welcome! Let's get you started in Deliver." email.</text:p>
      <text:p text:style-name="Standard"/>
      <text:p text:style-name="Standard">Clicking on the Quick Start Guide in the "Welcome! Let's get you started in Deliver." email opens a new tab and displays the following error to the user:</text:p>
      <text:p text:style-name="Standard"><text:s text:c="3"/>Server Error in '/vo' Application.</text:p>
      <text:p text:style-name="Standard">Note: I was not logged in when I got this error.</text:p>
      <text:p text:style-name="Standard">This was the URL that loaded with the error: https://content.delivra.com/vo/Form.ashx?l=105132&amp;p=877f6b14-2f37-4973-b2fc-4ef4e6233106&amp;</text:p>
      <text:p text:style-name="Standard">Time clicked: Jan 30, 11:27am PST</text:p>
      <text:p text:style-name="Standard"/>
      <text:p text:style-name="Standard">Screenshot: </text:p>
      <text:p text:style-name="Standard"><text:s text:c="3"/>1. <text:span text:style-name="T1">welcomeEmail.png</text:span></text:p>
      <text:p text:style-name="Standard"><text:tab/>--- Welcome email where the link is available</text:p>
      <text:p text:style-name="Standard"><text:s text:c="3"/>2. <text:span text:style-name="T1">quickStartGuideError.png</text:span></text:p>
      <text:p text:style-name="Standard"><text:tab/>--- Error after clicking the link</text:p>
      <text:p text:style-name="Standard">================</text:p>
      <text:p text:style-name="Standard">================</text:p>
      <text:p text:style-name="Standard"/>
      <text:p text:style-name="P1">Video:"Import a file of contacts" on this page: https://vimeo.com/showcase/11522659?video=1045467270</text:p>
      <text:p text:style-name="Standard">My question is, do you have to create a tag when importing contacts? I think you should include why you have to or would want to on import just for clarification to the user viewing the video.</text:p>
      <text:p text:style-name="Standard">================</text:p>
      <text:p text:style-name="Standard">================</text:p>
      <text:p text:style-name="Standard"/>
      <text:p text:style-name="P1">Video: "Save an email Template". </text:p>
      <text:p text:style-name="Standard">My question is, what does the Destination Account do? In the video, they have the options of Current Account and Template Account. Not sure what the difference is what impact it has on the email or email process at this point. Also for the final step, the person says to click "Save and Next" when on the screen they click the button called "Save and Exit". Small thing that I noticed.</text:p>
      <text:p text:style-name="Standard">================</text:p>
      <text:p text:style-name="Standard">================</text:p>
      <text:p text:style-name="Standard"/>
      <text:p text:style-name="P1">Video: "Create a Campaign".</text:p>
      <text:p text:style-name="Standard">Suggestion: The person says the names of the different Campaign Types, but doesn't give a brief description of them. It might be clearer in later videos, but as someone brand new, I was curious to know more about each option. I would suggest giving a quick and brief explanation of each.</text:p>
      <text:p text:style-name="Standard"/>
      <text:p text:style-name="Standard">Suggestion: In the design tab, the person says that they are showing the drag and drop functionality when in fact they are just pasting new text into an already existing text field. I don't fee that really showcases the drag and drop functionality. I would suggest dragging and dropping a new field from the left into the design to showcase the drag and drop functionality. Note: The drag and drop functionality is shown in the "Jump Start Webinar".</text:p>
      <text:p text:style-name="Standard"/>
      <text:p text:style-name="Standard">Noticed: In the Preview tab, the text under the image that was changed in the Design tab is showing the original text and not the new text that was pasted into the field. I would have thought that the new text that was saved into the field would be displayed in the Preview tab.</text:p>
      <text:p text:style-name="Standard">================</text:p>
      <text:p text:style-name="Standard">================</text:p>
      <text:p text:style-name="Standard"><text:soft-page-break/></text:p>
      <text:p text:style-name="P1">Video: "Jump Start Webinar".</text:p>
      <text:p text:style-name="P1">Contacts Dashboard</text:p>
      <text:p text:style-name="Standard">On the field matching section of the uploaded CSV, there is an "Update" checkbox. It was checked in the demo, but I am not sure (as a new user watching this) when it should be checked and why. Suggestion, might be nice to give a quick reason why you would or wouldn't want to checkmark the box.</text:p>
      <text:p text:style-name="Standard"/>
      <text:p text:style-name="Standard">Suggestion: In the Assign Tags section, there are two selection boxes, listed as "Available Tags" and "Tags". For clarity, I would suggest changing "Tags" to "Selected Tags". It is pretty obvious as it is now, but I think that just adds a bit more clarity.</text:p>
      <text:p text:style-name="Standard"/>
      <text:p text:style-name="Standard">Suggestion: After import, when going over Tags and the different things you can do with them. When the person says that you can delete a tag, I would suggest reassuring the user that the emails will not be deleted, just the tag will be deleted.</text:p>
      <text:p text:style-name="Standard"/>
      <text:p text:style-name="Standard">Suggestion: Just like the suggestion above, when talking about segments and deleting segments, I would assure that user that the emails will NOT be deleted, but the segment designation would be.</text:p>
      <text:p text:style-name="Standard">================</text:p>
      <text:p text:style-name="Standard"/>
      <text:p text:style-name="P1">Assets Dashboard</text:p>
      <text:p text:style-name="Standard">Suggestion: In the Create New Template: Design tab, when pasting text into the template, the button is repeatedly called the "copy icon". I find that confusing since the action we are wanting to do is to paste. I would have thought that it would be called the "paste icon".</text:p>
      <text:p text:style-name="Standard"/>
      <text:p text:style-name="Standard">Suggestion: Also when choosing to inherit the styling, I found the explanation confusing when the person said that it "inherited the styling at the email template in Delivra. I would have said that it takes on the styling of what was chosen in the "text options" chosen above.</text:p>
      <text:p text:style-name="Standard">================</text:p>
      <text:p text:style-name="Standard"/>
      <text:p text:style-name="P1">Campaigns Dashboard</text:p>
      <text:p text:style-name="Standard">Suggestion: Create New Campaign: In the Setup tab, Email Setup section, "Sender Name and Address" dropdown has a few checks that are performed. Might be nice to explain what they do so that when a user chooses an email that doesn't pass, they can figure out what is the issue and how to fix it.</text:p>
      <text:p text:style-name="Standard"/>
      <text:p text:style-name="Standard">================</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1T19:41:07.193415000</meta:creation-date>
    <dc:date>2026-02-01T19:44:26.468543000</dc:date>
    <meta:editing-duration>PT3M19S</meta:editing-duration>
    <meta:editing-cycles>1</meta:editing-cycles>
    <meta:document-statistic meta:table-count="0" meta:image-count="0" meta:object-count="0" meta:page-count="2" meta:paragraph-count="41" meta:word-count="755" meta:character-count="4479" meta:non-whitespace-character-count="3752"/>
    <meta:generator>LibreOffice/25.2.2.2$MacOSX_AARCH64 LibreOffice_project/7370d4be9e3cf6031a51beef54ff3bda878e3fac</meta:generator>
  </office:meta>
</office:document-meta>
</file>